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22a" officeooo:paragraph-rsid="0017022a"/>
    </style:style>
    <style:style style:name="P2" style:family="paragraph" style:parent-style-name="Standard">
      <style:text-properties officeooo:rsid="001876ee" officeooo:paragraph-rsid="001876ee"/>
    </style:style>
    <style:style style:name="P3" style:family="paragraph" style:parent-style-name="Standard">
      <style:text-properties officeooo:rsid="0018a2fd" officeooo:paragraph-rsid="0018a2fd"/>
    </style:style>
    <style:style style:name="P4" style:family="paragraph" style:parent-style-name="Standard">
      <style:text-properties officeooo:rsid="0018a2fd" officeooo:paragraph-rsid="001a0af3"/>
    </style:style>
    <style:style style:name="P5" style:family="paragraph" style:parent-style-name="Standard">
      <style:text-properties officeooo:rsid="0018a2fd" officeooo:paragraph-rsid="001bffb6"/>
    </style:style>
    <style:style style:name="P6" style:family="paragraph" style:parent-style-name="Standard">
      <style:paragraph-properties fo:text-align="start" style:justify-single-word="false"/>
      <style:text-properties officeooo:rsid="0018a2fd" officeooo:paragraph-rsid="0018a2fd"/>
    </style:style>
    <style:style style:name="P7" style:family="paragraph" style:parent-style-name="Standard">
      <style:text-properties officeooo:rsid="001a0af3" officeooo:paragraph-rsid="001a0af3"/>
    </style:style>
    <style:style style:name="P8" style:family="paragraph" style:parent-style-name="Standard">
      <style:text-properties officeooo:rsid="001a1f88" officeooo:paragraph-rsid="001a1f88"/>
    </style:style>
    <style:style style:name="P9" style:family="paragraph" style:parent-style-name="Standard">
      <style:text-properties officeooo:rsid="001bffb6" officeooo:paragraph-rsid="001bffb6"/>
    </style:style>
    <style:style style:name="P10" style:family="paragraph" style:parent-style-name="Standard">
      <style:text-properties officeooo:rsid="001bffb6" officeooo:paragraph-rsid="001d228e"/>
    </style:style>
    <style:style style:name="P11" style:family="paragraph" style:parent-style-name="Standard">
      <style:text-properties officeooo:rsid="001bffb6" officeooo:paragraph-rsid="00203888"/>
    </style:style>
    <style:style style:name="P12" style:family="paragraph" style:parent-style-name="Standard">
      <style:text-properties officeooo:rsid="001d228e" officeooo:paragraph-rsid="001d228e"/>
    </style:style>
    <style:style style:name="P13" style:family="paragraph" style:parent-style-name="Standard">
      <style:text-properties officeooo:rsid="001ee279" officeooo:paragraph-rsid="001ee279"/>
    </style:style>
    <style:style style:name="P14" style:family="paragraph" style:parent-style-name="Standard">
      <style:text-properties officeooo:rsid="00203888" officeooo:paragraph-rsid="00203888"/>
    </style:style>
    <style:style style:name="P15" style:family="paragraph" style:parent-style-name="Standard">
      <style:text-properties officeooo:rsid="0021f478" officeooo:paragraph-rsid="0021f478"/>
    </style:style>
    <style:style style:name="P16" style:family="paragraph" style:parent-style-name="Standard">
      <style:text-properties officeooo:rsid="0023bc59" officeooo:paragraph-rsid="0023bc59"/>
    </style:style>
    <style:style style:name="P17" style:family="paragraph" style:parent-style-name="Standard">
      <style:text-properties officeooo:rsid="002807db" officeooo:paragraph-rsid="002807db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022a" officeooo:paragraph-rsid="0017022a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1f478" officeooo:paragraph-rsid="0021f478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e279" officeooo:paragraph-rsid="001ee279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1f88" officeooo:paragraph-rsid="001a1f88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0af3" officeooo:paragraph-rsid="001a0af3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d228e" officeooo:paragraph-rsid="001d228e"/>
    </style:style>
    <style:style style:name="T1" style:family="text">
      <style:text-properties officeooo:rsid="001876ee"/>
    </style:style>
    <style:style style:name="T2" style:family="text">
      <style:text-properties officeooo:rsid="0018a2fd"/>
    </style:style>
    <style:style style:name="T3" style:family="text">
      <style:text-properties officeooo:rsid="001a0af3"/>
    </style:style>
    <style:style style:name="T4" style:family="text">
      <style:text-properties officeooo:rsid="001a1f88"/>
    </style:style>
    <style:style style:name="T5" style:family="text">
      <style:text-properties officeooo:rsid="001bffb6"/>
    </style:style>
    <style:style style:name="T6" style:family="text">
      <style:text-properties officeooo:rsid="001d228e"/>
    </style:style>
    <style:style style:name="T7" style:family="text">
      <style:text-properties officeooo:rsid="001efd1e"/>
    </style:style>
    <style:style style:name="T8" style:family="text">
      <style:text-properties officeooo:rsid="00203888"/>
    </style:style>
    <style:style style:name="T9" style:family="text">
      <style:text-properties officeooo:rsid="0021f478"/>
    </style:style>
    <style:style style:name="T10" style:family="text">
      <style:text-properties officeooo:rsid="0027fa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nux Commands:</text:p>
      <text:p text:style-name="P1"/>
      <text:p text:style-name="P1"><text:span text:style-name="T1">1) </text:span>pwd: <text:s/>To check the prasent working directory</text:p>
      <text:p text:style-name="P1"><text:span text:style-name="T1">2) </text:span>uname : it display the os name</text:p>
      <text:p text:style-name="P1"><text:span text:style-name="T1">3) </text:span>uname -a : it display the kernal version</text:p>
      <text:p text:style-name="P1"><text:span text:style-name="T1">4) </text:span>who or w : how many users connected to the server</text:p>
      <text:p text:style-name="P1"><text:span text:style-name="T1">5) </text:span>who -b : system last booting level</text:p>
      <text:p text:style-name="P1"><text:span text:style-name="T1">6) </text:span>logname: your current login user name</text:p>
      <text:p text:style-name="P1"><text:span text:style-name="T1">7) </text:span>whoami: <text:s/>your current login username</text:p>
      <text:p text:style-name="P1"><text:span text:style-name="T1">8) </text:span>date : it display the date</text:p>
      <text:p text:style-name="P1"><text:span text:style-name="T1">9) </text:span>cal: display the current month calender</text:p>
      <text:p text:style-name="P1"><text:span text:style-name="T1">10) </text:span>cal 2010</text:p>
      <text:p text:style-name="P1"><text:span text:style-name="T1">11) </text:span>cal 02 2018</text:p>
      <text:p text:style-name="P1"><text:span text:style-name="T1">12)</text:span>*df -Th: it display <text:s/>disk free size in human readable</text:p>
      <text:p text:style-name="P1"><text:span text:style-name="T1">13) </text:span>* du -h : dish usages in human readable</text:p>
      <text:p text:style-name="P1"><text:span text:style-name="T1">14) </text:span>*uptime: how log server up and running</text:p>
      <text:p text:style-name="P1"><text:span text:style-name="T1">15) </text:span>*su: To switch one user to another user</text:p>
      <text:p text:style-name="P1"><text:span text:style-name="T1">16) </text:span>exit: lo logout the user</text:p>
      <text:p text:style-name="P1"><text:span text:style-name="T1">17) </text:span>clear: to clear the screen </text:p>
      <text:p text:style-name="P1"><text:s text:c="6"/>(ctl+l)</text:p>
      <text:p text:style-name="P1"><text:span text:style-name="T1">18) <text:s/></text:span>cat: To create <text:s/>and print the text files</text:p>
      <text:p text:style-name="P1">syntex:</text:p>
      <text:p text:style-name="P1"><text:s text:c="4"/>cat&gt;filename(create the file )</text:p>
      <text:p text:style-name="P1"/>
      <text:p text:style-name="P1">Ctl+D (save)</text:p>
      <text:p text:style-name="P1"><text:s/>cat&lt;filename (To view the file)</text:p>
      <text:p text:style-name="P1">cat&gt;&gt;filename (adding the files)</text:p>
      <text:p text:style-name="P1"/>
      <text:p text:style-name="P1"><text:span text:style-name="T1">19) </text:span>touch: To create the empty file</text:p>
      <text:p text:style-name="P1"><text:s/>syntex:</text:p>
      <text:p text:style-name="P1"><text:s text:c="4"/>touch filename</text:p>
      <text:p text:style-name="P2">20) mkdir: To create the directory</text:p>
      <text:p text:style-name="P2">syntex:</text:p>
      <text:p text:style-name="P2"><text:s text:c="2"/>mkdir directoryname</text:p>
      <text:p text:style-name="P2"><text:s text:c="2"/>mkdir -p /dir/dir2/dir3 (To create the nested directory)</text:p>
      <text:p text:style-name="P2">21) cd: To go one level back</text:p>
      <text:p text:style-name="P2">Tree: to display the directorys and files</text:p>
      <text:p text:style-name="P2"><text:s text:c="2"/>syntex:</text:p>
      <text:p text:style-name="P2"><text:s text:c="3"/>tree <text:s/>directoryname</text:p>
      <text:p text:style-name="P2">22) rm: remove file and directorys</text:p>
      <text:p text:style-name="P2"><text:s text:c="4"/></text:p>
      <text:p text:style-name="P2"><text:s text:c="12"/>rm -rvf filename (remove files)</text:p>
      <text:p text:style-name="P2"><text:s text:c="12"/>rm -rvf directoryname ( remove directorys)</text:p>
      <text:p text:style-name="P2">23) ls (long sequance)(or)ll (long listing):</text:p>
      <text:p text:style-name="P2"><text:s text:c="5"/>syntex:</text:p>
      <text:p text:style-name="P2"/>
      <text:p text:style-name="P2">ls -a <text:s/>or ll -a (it display the hiden files)</text:p>
      <text:p text:style-name="P2"/>
      <text:p text:style-name="P2">24) <text:span text:style-name="T2">cp : copy files and directory</text:span></text:p>
      <text:p text:style-name="P2"/>
      <text:p text:style-name="P3">syntex: </text:p>
      <text:p text:style-name="P3"><text:s text:c="2"/>cp (options) source target</text:p>
      <text:p text:style-name="P3"><text:soft-page-break/>options: i – interactive</text:p>
      <text:p text:style-name="P3"><text:s text:c="14"/>f – forcefully</text:p>
      <text:p text:style-name="P3"><text:s text:c="15"/>r – recursive</text:p>
      <text:p text:style-name="P3"><text:s/></text:p>
      <text:p text:style-name="P3"><text:s/>cp <text:s/>-rvi source target</text:p>
      <text:p text:style-name="P3"><text:s/>cp -rvf source target</text:p>
      <text:p text:style-name="P3"><text:s/>cp -rvf <text:s/>file1 file2 file3 <text:s/>directory (copy multiple files <text:s/>to directory at a time)</text:p>
      <text:p text:style-name="P3"/>
      <text:p text:style-name="P3">25) <text:s/>mv: (file and directory rename ) and (cut and paste)</text:p>
      <text:p text:style-name="P3"><text:s text:c="8"/></text:p>
      <text:p text:style-name="P3"><text:s text:c="15"/>mv sourecfile directotyfile <text:s/>(cut and paste)</text:p>
      <text:p text:style-name="P3"><text:s text:c="15"/>mv sourcefile renamefile (renamefile)</text:p>
      <text:p text:style-name="P3">26) compresing and uncompressing:</text:p>
      <text:p text:style-name="P3"><text:s text:c="5"/>gzip:</text:p>
      <text:p text:style-name="P3"><text:s text:c="7"/>ex: gzip test</text:p>
      <text:p text:style-name="P3"><text:s text:c="4"/>gunzip test.gz</text:p>
      <text:p text:style-name="P3"><text:s text:c="3"/></text:p>
      <text:p text:style-name="P3"><text:s text:c="4"/>bzip2 test</text:p>
      <text:p text:style-name="P3"><text:s text:c="4"/>bunzip2 test</text:p>
      <text:p text:style-name="P3"/>
      <text:p text:style-name="P3"><text:s text:c="3"/>tar : multiplefiles <text:s/>compress at a time (archive file)</text:p>
      <text:p text:style-name="P3"><text:s text:c="3"/>syntex:</text:p>
      <text:p text:style-name="P3"><text:s text:c="4"/>tar (options) tarfilename sourcefile</text:p>
      <text:p text:style-name="P3"><text:s text:c="3"/>tar -cvf backup.tar <text:s/>file file2 file2 file3 (create the tar file)</text:p>
      <text:p text:style-name="P3"><text:s text:c="3"/>tar -xvf backup.tar (extrat the tarfile )</text:p>
      <text:p text:style-name="P3"><text:s text:c="3"/>tar -cvzf backup.tar.gz <text:s/>file file2 file3</text:p>
      <text:p text:style-name="P3"><text:s text:c="3"/>tar -xvzf backup.tar.gz</text:p>
      <text:p text:style-name="P3"/>
      <text:p text:style-name="P6">27) wc: word count</text:p>
      <text:p text:style-name="P3"/>
      <text:p text:style-name="P3"><text:s text:c="6"/>wc <text:s/>file</text:p>
      <text:p text:style-name="P3"><text:s text:c="7"/>wc -lwc file</text:p>
      <text:p text:style-name="P3">28) file: It display the given file type</text:p>
      <text:p text:style-name="P3"><text:s text:c="4"/>ex: <text:s text:c="4"/>file *</text:p>
      <text:p text:style-name="P3"><text:s text:c="13"/></text:p>
      <text:p text:style-name="P3">29) head: It display the top 10 lines</text:p>
      <text:p text:style-name="P3"><text:s text:c="3"/>ex: head -10 filename</text:p>
      <text:p text:style-name="P3">30) tail: it display the last 10 lines</text:p>
      <text:p text:style-name="P3"><text:s text:c="2"/>ex: tail -10 filename</text:p>
      <text:p text:style-name="P3"/>
      <text:p text:style-name="P3">31) echo : it display the line of text</text:p>
      <text:p text:style-name="P3"><text:s text:c="3"/>ex: echo “hello world”</text:p>
      <text:p text:style-name="P3"/>
      <text:p text:style-name="P3">32) sed: (stream editor)</text:p>
      <text:p text:style-name="P3"><text:s text:c="2"/>ex: sed “s/unix/linux/gi” <text:s/>filename</text:p>
      <text:p text:style-name="P3">33) pipe(|): the combination of two or more commands it called pipping</text:p>
      <text:p text:style-name="P3"><text:s text:c="5"/>ex: cat test | head| wc -l</text:p>
      <text:p text:style-name="P3">34)find: It used to searching the resources</text:p>
      <text:p text:style-name="P3"><text:s text:c="5"/>ex: find / -name filename (name based) </text:p>
      <text:p text:style-name="P3"><text:s text:c="11"/>find / -size <text:s text:c="3"/>+15/-15/15M (size based)</text:p>
      <text:p text:style-name="P3"><text:s text:c="11"/>find / -perm 644 (permition based)</text:p>
      <text:p text:style-name="P3"/>
      <text:p text:style-name="P3"><text:soft-page-break/><text:s text:c="9"/>find / -user username (it display the what type of files exit in username)</text:p>
      <text:p text:style-name="P22">35) vi/vim: (text editor)</text:p>
      <text:p text:style-name="P4"/>
      <text:p text:style-name="P4"><text:s text:c="6"/><text:span text:style-name="T3">vim follows the 3 modes like </text:span></text:p>
      <text:p text:style-name="P7"><text:s text:c="15"/>1) command mode</text:p>
      <text:p text:style-name="P7"><text:s text:c="15"/>2) Insert mode</text:p>
      <text:p text:style-name="P7"><text:s text:c="15"/>3) Excution <text:s text:c="2"/>mode</text:p>
      <text:p text:style-name="P7">1) command mode options:</text:p>
      <text:p text:style-name="P7"><text:s/></text:p>
      <text:p text:style-name="P7"><text:s text:c="9"/>H – the cursor goes to begining of the page</text:p>
      <text:p text:style-name="P7"><text:s text:c="8"/>M <text:s/>-- The cursor goes to Middle of the page</text:p>
      <text:p text:style-name="P7"><text:s text:c="8"/>L – the cursor goes to end of the page</text:p>
      <text:p text:style-name="P7"><text:s text:c="2"/>Ctl+ f – to forward the one page </text:p>
      <text:p text:style-name="P7"><text:s text:c="2"/>Ctl+b – To backward one page</text:p>
      <text:p text:style-name="P7"><text:s/>dd(ndd) <text:s/>-- To delete the current line </text:p>
      <text:p text:style-name="P7"><text:s/><text:span text:style-name="T4">gg (ngg) <text:s/>-- cursor goes to particular line</text:span></text:p>
      <text:p text:style-name="P8">yy (nyy) – To copy current line</text:p>
      <text:p text:style-name="P8">P(captital) – To paste above the cursor line</text:p>
      <text:p text:style-name="P8">p – To paste the below the cursor line</text:p>
      <text:p text:style-name="P8"/>
      <text:p text:style-name="P8">set nu: to set the line numbers</text:p>
      <text:p text:style-name="P21">set nonu: To remove the line numbers</text:p>
      <text:p text:style-name="P8"/>
      <text:p text:style-name="P8"/>
      <text:p text:style-name="P8">36) File Permissions: permissions is a mechanisum used in operating system managent for allowing the access and denying the acces and perticular of user and group</text:p>
      <text:p text:style-name="P8"><text:s text:c="2"/></text:p>
      <text:p text:style-name="P8"><text:s text:c="4"/>Access Mode <text:s text:c="6"/>Weight <text:s text:c="13"/>Symbolic <text:s text:c="16"/>Acess level <text:s text:c="9"/>Sym</text:p>
      <text:p text:style-name="P8"/>
      <text:p text:style-name="P8"><text:s text:c="6"/>read <text:s text:c="20"/>4 <text:s text:c="27"/>r <text:s text:c="27"/>user <text:s text:c="19"/>U</text:p>
      <text:p text:style-name="P8"><text:s text:c="6"/>write <text:s text:c="19"/>2 <text:s text:c="26"/>w <text:s text:c="25"/>group <text:s text:c="18"/>g</text:p>
      <text:p text:style-name="P8"><text:s text:c="5"/>execute <text:s text:c="16"/>1 <text:s text:c="27"/>x <text:s text:c="26"/>others <text:s text:c="17"/>o</text:p>
      <text:p text:style-name="P8"/>
      <text:p text:style-name="P8">Symbolic:- rw-<text:span text:style-name="T5">|</text:span>:r--<text:span text:style-name="T5">|</text:span>:r--<text:span text:style-name="T5">|</text:span> <text:s text:c="8"/></text:p>
      <text:p text:style-name="P8"><text:s text:c="5"/></text:p>
      <text:p text:style-name="P7"><text:s text:c="19"/><text:span text:style-name="T5">U <text:s text:c="3"/>G <text:s text:c="3"/>O</text:span></text:p>
      <text:p text:style-name="P4"><text:s text:c="20"/><text:span text:style-name="T5">6 <text:s text:c="4"/>4 <text:s text:c="4"/>4</text:span></text:p>
      <text:p text:style-name="P4"/>
      <text:p text:style-name="P9">Umask: <text:s/>super user <text:s/>umask value is <text:s/>-- <text:s/>022</text:p>
      <text:p text:style-name="P9"><text:s text:c="15"/>Normal user Umask value is – 002</text:p>
      <text:p text:style-name="P9"/>
      <text:p text:style-name="P9">Super User:</text:p>
      <text:p text:style-name="P9"><text:s text:c="7"/>File/Directory <text:s/>max permissions --- 666/777 </text:p>
      <text:p text:style-name="P9"><text:s text:c="38"/>Umask <text:s text:c="7"/>--- <text:s/>022/022</text:p>
      <text:p text:style-name="P9"><text:s text:c="6"/>default file/directory Permissions -- <text:s/>644/755</text:p>
      <text:p text:style-name="P9"><text:s text:c="6"/></text:p>
      <text:p text:style-name="P5"><text:s text:c="3"/><text:span text:style-name="T5">Normal User:</text:span></text:p>
      <text:p text:style-name="P9"><text:s text:c="7"/>File/Directory <text:s/>max permissions --- 666/777 </text:p>
      <text:p text:style-name="P9"><text:s text:c="38"/>Umask <text:s text:c="7"/>--- <text:s text:c="2"/>002/002</text:p>
      <text:p text:style-name="P9"><text:s text:c="6"/>default file/directory Permissions -- <text:s/>664/775</text:p>
      <text:p text:style-name="P9"/>
      <text:p text:style-name="P9"/>
      <text:p text:style-name="P9"><text:soft-page-break/></text:p>
      <text:p text:style-name="P9"/>
      <text:p text:style-name="P9">chmod: To add or remove file/directory permissions</text:p>
      <text:p text:style-name="P9"><text:s text:c="2"/></text:p>
      <text:p text:style-name="P9">ex: chmod <text:s/>-R 777 file/directory name <text:s/>(Numaricall method)</text:p>
      <text:p text:style-name="P9"><text:s text:c="6"/>chmod -R 755 <text:s/>file/dir name </text:p>
      <text:p text:style-name="P9"><text:s text:c="5"/>chmod <text:s text:c="2"/>ugx+rwx <text:s/>file/dir name <text:s text:c="5"/>(symbolic method)</text:p>
      <text:p text:style-name="P9"><text:s text:c="5"/>chmod ug-w <text:s/>file/dir <text:s/></text:p>
      <text:p text:style-name="P9"/>
      <text:p text:style-name="P9">chgrp: To change the group name</text:p>
      <text:p text:style-name="P10"><text:s text:c="6"/>ex: chgrp <text:s/>sales <text:span text:style-name="T6">file/dir name</text:span></text:p>
      <text:p text:style-name="P10"/>
      <text:p text:style-name="P23">37) Scduling jobs: It is all so called as Automation of jobs</text:p>
      <text:p text:style-name="P10"/>
      <text:p text:style-name="P10"><text:s text:c="4"/><text:span text:style-name="T6">They are 3 types like </text:span></text:p>
      <text:p text:style-name="P10"><text:s text:c="17"/><text:span text:style-name="T6">1) at jobs (it will execute only one time)</text:span></text:p>
      <text:p text:style-name="P12"><text:s text:c="17"/>2) Crontab (one job can excute no.of times)</text:p>
      <text:p text:style-name="P10"><text:s text:c="17"/><text:span text:style-name="T6">3) Batch</text:span></text:p>
      <text:p text:style-name="P12">1) at:</text:p>
      <text:p text:style-name="P12"><text:s text:c="3"/>ex: at 8pm</text:p>
      <text:p text:style-name="P12"><text:s text:c="9"/>at&gt;ls</text:p>
      <text:p text:style-name="P12"><text:s text:c="10"/>Ctl+D</text:p>
      <text:p text:style-name="P12">2) crontab:</text:p>
      <text:p text:style-name="P16">Syntex:</text:p>
      <text:p text:style-name="P12"><text:s text:c="2"/>[min] <text:s/>[hr] <text:s/>[day of month] [Month] [Weekdays] [cmd]</text:p>
      <text:p text:style-name="P12">cat /etc/crontab</text:p>
      <text:p text:style-name="P12"/>
      <text:p text:style-name="P12">vi crontab -e</text:p>
      <text:p text:style-name="P12"><text:s text:c="4"/>*/01 * <text:s/>* <text:s/>* <text:s/>* cmd&gt;&gt; /opt</text:p>
      <text:p text:style-name="P12"><text:s text:c="4"/>*/02 * <text:s/>* <text:s/>* <text:s/>* cmd <text:s/>(default execute location <text:s/>/var/spool/mail/root)</text:p>
      <text:p text:style-name="P12"/>
      <text:p text:style-name="P12">service crond status</text:p>
      <text:p text:style-name="P12">service crond restart</text:p>
      <text:p text:style-name="P12">service crond start</text:p>
      <text:p text:style-name="P20">38) User Administration: <text:s/>To create the user accounts</text:p>
      <text:p text:style-name="P13"/>
      <text:p text:style-name="P14">useradd:</text:p>
      <text:p text:style-name="P13">syntex: useradd [options] username</text:p>
      <text:p text:style-name="P13"><text:s text:c="9"/>options: -<text:span text:style-name="T7">u – To change user ID</text:span></text:p>
      <text:p text:style-name="P13"><text:s text:c="25"/><text:span text:style-name="T7">g – To change <text:s/>group ID</text:span></text:p>
      <text:p text:style-name="P13"><text:s text:c="24"/>-<text:span text:style-name="T8">c – comment</text:span></text:p>
      <text:p text:style-name="P13"><text:s text:c="25"/>-<text:span text:style-name="T8">d -- <text:s/>home directory</text:span></text:p>
      <text:p text:style-name="P14">ex: useradd username</text:p>
      <text:p text:style-name="P14"><text:s text:c="5"/>user<text:span text:style-name="T10">add</text:span> -U 500 -c “hello” -d /opt/max -s /bin/sh <text:s/>max</text:p>
      <text:p text:style-name="P14"><text:s/>verify: cat /etc/passwd ----user related information stored</text:p>
      <text:p text:style-name="P14"/>
      <text:p text:style-name="P14">usermod:</text:p>
      <text:p text:style-name="P11"><text:s/><text:span text:style-name="T8">usermod -l username</text:span></text:p>
      <text:p text:style-name="P11"><text:span text:style-name="T8">usermod <text:s/>-c “ hello” username</text:span> </text:p>
      <text:p text:style-name="P11"><text:s/><text:span text:style-name="T8">usermod -d /home/username username</text:span></text:p>
      <text:p text:style-name="P11"/>
      <text:p text:style-name="P14">passwd:To create new userpassword or update the authentication tokenks</text:p>
      <text:p text:style-name="P14"><text:soft-page-break/><text:s text:c="12"/>ex: <text:s/>passwd username</text:p>
      <text:p text:style-name="P14">userdel: To delete the user accounts</text:p>
      <text:p text:style-name="P14"><text:s text:c="12"/>userdel -rvf username</text:p>
      <text:p text:style-name="P14">chage: To change the passwd expire information</text:p>
      <text:p text:style-name="P14"><text:s/><text:span text:style-name="T9">syntex: chage username</text:span></text:p>
      <text:p text:style-name="P15">vi /etc/passwd --- user related information stored</text:p>
      <text:p text:style-name="P15">vi /etc/shadow <text:s/>-- password related information stored</text:p>
      <text:p text:style-name="P15"/>
      <text:p text:style-name="P19">40) Group Administration:</text:p>
      <text:p text:style-name="P15"/>
      <text:p text:style-name="P15"><text:s text:c="5"/>group is a collection of users</text:p>
      <text:p text:style-name="P15"><text:s text:c="10"/>vi /etc/group <text:s/>--- group related information stored such as group name, GID ,members</text:p>
      <text:p text:style-name="P15"><text:s text:c="10"/>vi /etc/gshadow <text:s/>--- group passwd information stored such as passwd,group, admin &amp; members</text:p>
      <text:p text:style-name="P15"/>
      <text:p text:style-name="P15">Tools:</text:p>
      <text:p text:style-name="P15">groupadd:</text:p>
      <text:p text:style-name="P15"/>
      <text:p text:style-name="P15">ex: groupadd groupname</text:p>
      <text:p text:style-name="P15"><text:s text:c="7"/>groupadd -g 550 groupname</text:p>
      <text:p text:style-name="P15"/>
      <text:p text:style-name="P15">groupmod: To modify the Existing groups</text:p>
      <text:p text:style-name="P15"/>
      <text:p text:style-name="P15"><text:s text:c="3"/>ex: groupmod -g 540 groupname</text:p>
      <text:p text:style-name="P15"/>
      <text:p text:style-name="P15">gpasswd: we can assign the password of the group and add or remove members</text:p>
      <text:p text:style-name="P15"><text:s text:c="13"/></text:p>
      <text:p text:style-name="P15"/>
      <text:p text:style-name="P15"><text:s text:c="7"/>gpasswd (options) groupmname</text:p>
      <text:p text:style-name="P15"><text:s text:c="9"/>options: -a to add user</text:p>
      <text:p text:style-name="P15"><text:s text:c="24"/>-d to delete user</text:p>
      <text:p text:style-name="P15"><text:s text:c="23"/>-r to remove passwd</text:p>
      <text:p text:style-name="P15"><text:s text:c="22"/>-M to add multiple users</text:p>
      <text:p text:style-name="P15"><text:s text:c="22"/></text:p>
      <text:p text:style-name="P15">ex:</text:p>
      <text:p text:style-name="P15">gpasswd -a username groupname</text:p>
      <text:p text:style-name="P15">id username</text:p>
      <text:p text:style-name="P15">id groupname</text:p>
      <text:p text:style-name="P15"/>
      <text:p text:style-name="P15">groupdel: To delete the group accounts </text:p>
      <text:p text:style-name="P15">ex: groupdel <text:s/>groupname</text:p>
      <text:p text:style-name="P11"><text:s text:c="3"/></text:p>
      <text:p text:style-name="P17">usermod <text:s/>-G <text:s/>groupname username(add the user in group)</text:p>
      <text:p text:style-name="P10"><text:s text:c="18"/></text:p>
      <text:p text:style-name="P10"><text:s text:c="12"/></text:p>
      <text:p text:style-name="P2"><text:s text:c="4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1:10:02.288199279</meta:creation-date>
    <dc:date>2019-03-30T07:09:49.035164009</dc:date>
    <meta:editing-duration>PT1H55M2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5" meta:paragraph-count="210" meta:word-count="1040" meta:character-count="7319" meta:non-whitespace-character-count="5068"/>
  </office:meta>
</office:document-meta>
</file>